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1pt" fo:language="es" fo:country="ES" fo:font-style="normal" style:text-underline-style="none" fo:font-weight="normal" style:font-size-asian="11pt" style:font-style-asian="normal" style:font-weight-asian="normal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style="normal" style:text-underline-style="none" fo:font-weight="normal" style:font-size-asian="11pt" style:font-style-asian="normal" style:font-weight-asian="normal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00adcc" officeooo:paragraph-rsid="0000adcc"/>
    </style:style>
    <style:style style:name="T1" style:family="text">
      <style:text-properties style:font-name="Calibri" fo:font-size="16pt" fo:language="es" fo:country="ES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T2" style:family="text">
      <style:text-properties style:font-name="Calibri" fo:font-size="11pt" fo:language="es" fo:country="ES" fo:font-style="normal" style:text-underline-style="none" fo:font-weight="normal" style:font-size-asian="11pt" style:font-style-asian="normal" style:font-weight-asian="normal"/>
    </style:style>
    <style:style style:name="T3" style:family="text">
      <style:text-properties style:font-name="Calibri" fo:font-size="11pt" fo:language="es" fo:country="ES" fo:font-style="normal" style:text-underline-style="none" fo:font-weight="normal" officeooo:rsid="0000adcc" style:font-size-asian="11pt" style:font-style-asian="normal" style:font-weight-asian="normal"/>
    </style:style>
    <style:style style:name="T4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VIDAD DE INICIACÍON HERNRY FORD TEMA 1 </text:span></text:p>
      <text:p text:style-name="P3"/>
      <text:p text:style-name="P2"><text:span text:style-name="T2">1. ¿CUALES SON LAS VENTAJAS O INCONVENIENTES DE CREAR TU PR</text:span><text:span text:style-name="T3">O</text:span><text:span text:style-name="T2">PIA EMPRESA?</text:span></text:p>
      <text:p text:style-name="P5"><text:span text:style-name="T2">Puedes tener mayores ganancias que un trabajo corriente , tienes las responsabilidad porque hay trabajadores a tu mando , el estreses de conlleva la toma de decisiones y requiere una inversión económica y de tiempo alta </text:span></text:p>
      <text:p text:style-name="P4"/>
      <text:p text:style-name="P2"><text:span text:style-name="T2">2. ¿QUE OCURRE SI NO SE TIENE </text:span><text:span text:style-name="T3">É</text:span><text:span text:style-name="T2">XITO A LA PRIMERA A LA PRIMERA EN EL MUNDO EMPRESARIAL?</text:span></text:p>
      <text:p text:style-name="P5"><text:span text:style-name="T2">Al principio tendrás mucho estrés depresión y poco capital para volver a empezar pero partirías de una experiencia en la que podrás esquivar el obstáculo </text:span></text:p>
      <text:p text:style-name="P4"/>
      <text:p text:style-name="P2"><text:span text:style-name="T2">3. ¿QUE CUALIDADES DEDUCES QUE POSE</text:span><text:span text:style-name="T3">Í</text:span><text:span text:style-name="T2">A HERNRY FORD Y QUE CONTRIBUYERON A SU </text:span><text:span text:style-name="T3">É</text:span><text:span text:style-name="T2">XITO <text:s/>EN EL MUNDO DE LOS NEGOCIOS?</text:span></text:p>
      <text:p text:style-name="P5"><text:span text:style-name="T2">Creatividad y constancia </text:span></text:p>
      <text:p text:style-name="P4"/>
      <text:p text:style-name="P2"><text:span text:style-name="T2">5. ¿PUEDE ACTUAR COMO EMPRENDEDOR UN FUNCIONARIO O UN TRABAJADOR POR CUENTA AJENA?</text:span></text:p>
      <text:p text:style-name="P5"><text:span text:style-name="T2">Si por poder puede lo que tiene es que tener una idea clara ganas opciones y un buen capital inicial, también saber el riesgo intuir o tener un respaldo para tener donde apoyarte.</text:span></text:p>
      <text:p text:style-name="P4"/>
      <text:p text:style-name="P2"><text:span text:style-name="T2">6. ¿EN LOS NEGOCIOS SE ARRIESGA O SOLO SE ARRIESGAN LOS IMPRUDENTES?</text:span></text:p>
      <text:p text:style-name="P2"><text:span text:style-name="T2">Se arriesgan en todo tipo de negocios gg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17T13:46:31.896000000</dc:date>
    <meta:editing-duration>PT10M52S</meta:editing-duration>
    <meta:editing-cycles>1</meta:editing-cycles>
    <meta:document-statistic meta:table-count="0" meta:image-count="0" meta:object-count="0" meta:page-count="1" meta:paragraph-count="11" meta:word-count="187" meta:character-count="1078" meta:non-whitespace-character-count="897"/>
    <meta:generator>LibreOffice/7.2.5.2$Windows_X86_64 LibreOffice_project/499f9727c189e6ef3471021d6132d4c694f357e5</meta:generator>
  </office:meta>
</office:document-meta>
</file>